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4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5" style:family="paragraph" style:parent-style-name="Standard">
      <style:paragraph-properties fo:margin-top="0in" fo:margin-bottom="0.1252in" loext:contextual-spacing="false" fo:line-height="115%"/>
    </style:style>
    <style:style style:name="P6" style:family="paragraph" style:parent-style-name="Standard">
      <style:paragraph-properties fo:margin-top="0in" fo:margin-bottom="0.1252in" loext:contextual-spacing="false" fo:line-height="115%" fo:text-align="justify" style:justify-single-word="false"/>
    </style:style>
    <style:style style:name="P7" style:family="paragraph" style:parent-style-name="Standard">
      <style:paragraph-properties fo:margin-top="0in" fo:margin-bottom="0.1252in" loext:contextual-spacing="false" fo:line-height="164%"/>
    </style:style>
    <style:style style:name="P8" style:family="paragraph" style:parent-style-name="Standard" style:list-style-name="WWNum1">
      <style:paragraph-properties fo:margin-left="0.5in" fo:margin-right="0in" fo:margin-top="0in" fo:margin-bottom="0.1252in" loext:contextual-spacing="true" fo:line-height="115%" fo:text-align="justify" style:justify-single-word="false" fo:text-indent="-0.25in" style:auto-text-indent="false"/>
    </style:style>
    <style:style style:name="P9" style:family="paragraph" style:parent-style-name="Title">
      <style:paragraph-properties fo:margin-top="0in" fo:margin-bottom="0.0417in" loext:contextual-spacing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size-complex="12pt" fo:background-color="#ffffff"/>
    </style:style>
    <style:style style:name="T4" style:family="text">
      <style:text-properties fo:font-size="12pt" style:text-underline-style="none" style:font-size-asian="12pt" style:font-size-complex="12pt"/>
    </style:style>
    <style:style style:name="T5" style:family="text">
      <style:text-properties fo:font-weight="bold" style:font-weight-asian="bold"/>
    </style:style>
    <style:style style:name="T6" style:family="text">
      <style:text-properties fo:color="#ffffff" fo:font-size="9pt" fo:background-color="#4e395d" loext:char-shading-value="0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onteúdo: </text:span><text:span text:style-name="T2">Inflamações</text:span></text:p>
      <text:p text:style-name="P1"><text:span text:style-name="T1">Palavra chave: </text:span><text:span text:style-name="T2">Fisioterapia</text:span></text:p>
      <text:p text:style-name="P9"><text:bookmark text:name="_imccdooo8jax"/><text:span text:style-name="T5">Título: </text:span>Você sabia que a fisioterapia pode ajudar no tratamento de inflamações?</text:p>
      <text:p text:style-name="P2"/>
      <text:p text:style-name="P6"><text:span text:style-name="T2">A inflamação é uma resposta do organismo, é a reação que o corpo tem quando existe uma infecção ou uma lesão, que também pode partir do sistema imunológico, em que as células de defesa se deslocam até a região específica. Nesta situação as células estão na tentativa de proteger e ajudar na recuperação. </text:span></text:p>
      <text:p text:style-name="P6"><text:span text:style-name="T2">Existem muitos tipos de inflamações como:</text:span></text:p>
      <text:list xml:id="list3386227308838481217" text:style-name="WWNum1">
        <text:list-item>
          <text:p text:style-name="P8"><text:span text:style-name="T2">Estômago</text:span></text:p>
        </text:list-item>
        <text:list-item>
          <text:p text:style-name="P8"><text:span text:style-name="T2">Intestino</text:span></text:p>
        </text:list-item>
        <text:list-item>
          <text:p text:style-name="P8"><text:span text:style-name="T2">Garganta</text:span></text:p>
        </text:list-item>
        <text:list-item>
          <text:p text:style-name="P8"><text:span text:style-name="T2">Nariz</text:span></text:p>
        </text:list-item>
        <text:list-item>
          <text:p text:style-name="P8"><text:span text:style-name="T2">Ouvidos</text:span></text:p>
        </text:list-item>
        <text:list-item>
          <text:p text:style-name="P8"><text:span text:style-name="T2">Gengivas</text:span></text:p>
        </text:list-item>
        <text:list-item>
          <text:p text:style-name="P8"><text:span text:style-name="T2">Amígdalas</text:span></text:p>
        </text:list-item>
        <text:list-item>
          <text:p text:style-name="P8"><text:span text:style-name="T2">Músculos</text:span></text:p>
        </text:list-item>
        <text:list-item>
          <text:p text:style-name="P8"><text:span text:style-name="T2">Tendões (tendinite)</text:span></text:p>
        </text:list-item>
        <text:list-item>
          <text:p text:style-name="P8"><text:span text:style-name="T2">Bursas (bursite)</text:span></text:p>
        </text:list-item>
      </text:list>
      <text:p text:style-name="P6"><text:span text:style-name="T3">Segundo o clínico geral e o cardiologista Gabriel Gotta à dois tipos de inflamação, aguda ou crônica. Ambas são muito parecidas só que a principal diferença é o tempo. <text:s/>“O tipo de agente agressor e o tipo da resposta imune também são fatores importantes para que o médico avalie o melhor tratamento”, explica.</text:span></text:p>
      <text:p text:style-name="P5"><text:span text:style-name="T2">Além de anti inflamatório há uma outra forma de reduzir as inflamações, que é a fisioterapia. Mas ela pode auxiliar nos tratamento de regiões e lesões específicas como:</text:span></text:p>
      <text:p text:style-name="P7"><text:span text:style-name="T2">Tendões - Ligamentos - Nervos - Ossos - Músculo. </text:span></text:p>
      <text:p text:style-name="P7"><text:span text:style-name="T2">TENDÕES E MÚSCULOS:</text:span></text:p>
      <text:p text:style-name="P5"><text:span text:style-name="T2">Nas situações de inflamações nos tendões ou inflamações musculares, o principal motivo da inflamação é o uso excessivo do músculo ou tendão. Em excesso ele gera fadiga e pequenas lesões nas fibras musculares, iniciando o processo inflamatório no local. <text:s/>A fisioterapia procura corrigir o que não está de acordo, no caso de tendinites e lesões as causas podem ser a má postura que o indivíduo realiza nos movimentos, podendo ser realizados de forma incorreta, usando os músculos fracos para as funções que os músculos fortes devem ser usados, causando uma sobrecarga, lesionando - o. </text:span></text:p>
      <text:p text:style-name="P5"><text:span text:style-name="T2">Mas a simples ação de melhorar a postura ensinando o corpo a usar os músculos na medida certa e acostumar o corpo a uma postura correta, pode reduzir as lesões e por consequência diminuir as inflamações.</text:span></text:p>
      <text:p text:style-name="P5"><text:span text:style-name="T2">BURSITE:</text:span></text:p>
      <text:p text:style-name="P5"><text:span text:style-name="T2">Em caso de bursite, pode se dizer que são inflamações nas bursas, simplificando, são pequenas bolsas que produzem o lubrificante de nossas articulações. Como essa lubrificação fica entre nossos ossos, elas podem sofrer atritos e compressões o tempo todo. Se este trauma for muito intenso, elas podem inflamar.</text:span></text:p>
      <text:p text:style-name="P5"><text:span text:style-name="T2">Essa inflamação pode deixar mais sensível e dolorosa as partes afetadas, constituindo o quadro de bursite. As principais inflamações são no quadril (trocantérica), ombro (Subacromial), elas também podem ser devido a má postura. A fisioterapia tem a função de reeducar o corpo a usar os músculos de forma que não comprimam as bursas, diminuindo as dores.</text:span></text:p>
      <text:p text:style-name="P1"><text:soft-page-break/><text:span text:style-name="T2">A fisioterapia tem por objetivo nas terapias sobre o caso de inflamações, diminuir as inflamações. Como os tratamentos são complementares entre anti inflamatórios e fisioterapia, a ação dos dois, podem alcançar resultados duradouros e também podem diminuir as chances de recidivas.</text:span></text:p>
      <text:p text:style-name="P3"/>
      <text:p text:style-name="P1"><text:span text:style-name="T2">Quer saber mais? Entre em contato. </text:span><text:span text:style-name="T6">(46) 99110-8494 raquelmanfroi@raquelmanfroi.com.br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6" meta:word-count="476" meta:character-count="2947" meta:non-whitespace-character-count="2501"/>
    <meta:generator>LibreOfficeDev/5.1.0.3$Linux_X86_64 LibreOffice_project/</meta:generator>
  </office:meta>
</office:document-meta>
</file>